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Jobs" table:style-name="ta1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http://www.ntu.edu.sg/ohr/career/CurrentOpenings/ResearchOpenings/ComplexityInstitute/Pages/JOB-2018-0151535.aspx</text:p>
          </table:table-cell>
        </table:table-row>
        <table:table-row table:style-name="ro1">
          <table:table-cell office:value-type="string" calcext:value-type="string">
            <text:p>http://www.ntu.edu.sg/ohr/career/CurrentOpenings/ResearchOpenings/SCSE/Pages/Research-Fellow-JOB-2018-0190430.aspx</text:p>
          </table:table-cell>
        </table:table-row>
        <table:table-row table:style-name="ro1">
          <table:table-cell office:value-type="string" calcext:value-type="string">
            <text:p>http://www.ntu.edu.sg/ohr/career/CurrentOpenings/ResearchOpenings/ComplexityInstitute/Pages/RA-0181244.aspx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EFORE 28/10 : <text:a xlink:href="https://www.santafe.edu/jobs/Omidyar-Fellowship-and-ASU-SFI-Center-for-Biosocia" xlink:type="simple">https://www.santafe.edu/jobs/Omidyar-Fellowship-and-ASU-SFI-Center-for-Biosocia</text:a></text:p>
          </table:table-cell>
        </table:table-row>
        <table:table-row table:style-name="ro1">
          <table:table-cell office:value-type="string" calcext:value-type="string">
            <text:p>https://www.santafe.edu/jobs/SFI-Postdoc-Computational-Social-Scienc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EFORE 24/10</text:p>
          </table:table-cell>
        </table:table-row>
        <table:table-row table:style-name="ro1">
          <table:table-cell office:value-type="string" calcext:value-type="string">
            <text:p>https://www.ucl.ac.uk/bartlett/casa/news/2018/sep/casa-recruiting-research-fellow-urban-modelling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https://www.fun.ac.jp/en/recruit201901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Labos acceuil cnrs</text:p>
          </table:table-cell>
        </table:table-row>
        <table:table-row table:style-name="ro1">
          <table:table-cell office:value-type="string" calcext:value-type="string">
            <text:p>https://ecoleurbainedelyon.universite-lyon.fr/contact/</text:p>
          </table:table-cell>
        </table:table-row>
        <table:table-row table:style-name="ro1">
          <table:table-cell office:value-type="string" calcext:value-type="string">
            <text:p>http://www.lied-pieri.univ-paris-diderot.fr/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us</text:p>
          </table:table-cell>
        </table:table-row>
        <table:table-row table:style-name="ro1">
          <table:table-cell office:value-type="string" calcext:value-type="string">
            <text:p>https://miurban.uchicago.edu/our-work/</text:p>
          </table:table-cell>
        </table:table-row>
        <table:table-row table:style-name="ro1">
          <table:table-cell office:value-type="string" calcext:value-type="string">
            <text:p>http://vermontcomplexsystems.org/people/positions/</text:p>
          </table:table-cell>
        </table:table-row>
      </table:table>
      <table:table table:name="Ressources" table:style-name="ta1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Interdisc ? https://www.slideshare.net/HirokiSayama/how-to-survive-as-an-interdisciplinary-be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2">00/00/0000</text:date>, <text:time style:data-style-name="N2" text:time-value="18:50:34.25319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4T13:53:46.912964057</meta:creation-date>
    <dc:date>2018-10-22T18:53:07.836354000</dc:date>
    <meta:editing-duration>PT11M17S</meta:editing-duration>
    <meta:editing-cycles>10</meta:editing-cycles>
    <meta:generator>LibreOffice/5.4.6.2$MacOSX_X86_64 LibreOffice_project/4014ce260a04f1026ba855d3b8d91541c224eab8</meta:generator>
    <meta:document-statistic meta:table-count="2" meta:cell-count="15" meta:object-count="0"/>
  </office:meta>
</office:document-meta>
</file>